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 Semilight" officeooo:rsid="000e2483" officeooo:paragraph-rsid="000e2483" fo:background-color="transparent"/>
    </style:style>
    <style:style style:name="P2" style:family="paragraph" style:parent-style-name="Standard">
      <style:text-properties style:font-name="Malgun Gothic Semilight" officeooo:rsid="000e2483" officeooo:paragraph-rsid="00104c54" fo:background-color="transparent"/>
    </style:style>
    <style:style style:name="P3" style:family="paragraph" style:parent-style-name="Standard">
      <style:text-properties style:font-name="Malgun Gothic Semilight" officeooo:rsid="000e3458" officeooo:paragraph-rsid="000e3458" fo:background-color="transparent"/>
    </style:style>
    <style:style style:name="P4" style:family="paragraph" style:parent-style-name="Standard">
      <style:text-properties style:font-name="Malgun Gothic Semilight" officeooo:rsid="000edc66" officeooo:paragraph-rsid="000edc66" fo:background-color="transparent"/>
    </style:style>
    <style:style style:name="P5" style:family="paragraph" style:parent-style-name="Standard">
      <style:text-properties style:font-name="Malgun Gothic Semilight" officeooo:rsid="00104c54" officeooo:paragraph-rsid="00104c54" fo:background-color="transparent"/>
    </style:style>
    <style:style style:name="P6" style:family="paragraph" style:parent-style-name="Standard">
      <style:text-properties officeooo:paragraph-rsid="000edc66" fo:background-color="transparent"/>
    </style:style>
    <style:style style:name="P7" style:family="paragraph" style:parent-style-name="Standard">
      <style:text-properties officeooo:paragraph-rsid="000e3458"/>
    </style:style>
    <style:style style:name="P8" style:family="paragraph" style:parent-style-name="Standard">
      <style:text-properties officeooo:paragraph-rsid="00104c54"/>
    </style:style>
    <style:style style:name="P9" style:family="paragraph" style:parent-style-name="Standard">
      <style:text-properties officeooo:paragraph-rsid="000edc66"/>
    </style:style>
    <style:style style:name="P10" style:family="paragraph" style:parent-style-name="Standard">
      <style:text-properties style:font-name="Malgun Gothic Semilight" officeooo:rsid="00169e0b" officeooo:paragraph-rsid="00169e0b" fo:background-color="transparent"/>
    </style:style>
    <style:style style:name="T1" style:family="text">
      <style:text-properties style:font-name="Malgun Gothic Semilight" officeooo:rsid="000edc66"/>
    </style:style>
    <style:style style:name="T2" style:family="text">
      <style:text-properties style:font-name="Malgun Gothic Semilight" officeooo:rsid="00104c54"/>
    </style:style>
    <style:style style:name="T3" style:family="text">
      <style:text-properties style:font-name="Malgun Gothic Semilight" officeooo:rsid="0011023e"/>
    </style:style>
    <style:style style:name="T4" style:family="text">
      <style:text-properties style:font-name="Malgun Gothic Semilight" officeooo:rsid="000e3458" fo:background-color="transparent" loext:char-shading-value="0"/>
    </style:style>
    <style:style style:name="T5" style:family="text">
      <style:text-properties style:font-name="Malgun Gothic Semilight" officeooo:rsid="00104c54" fo:background-color="transparent" loext:char-shading-value="0"/>
    </style:style>
    <style:style style:name="T6" style:family="text">
      <style:text-properties style:font-name="Malgun Gothic Semilight" officeooo:rsid="00169e0b" fo:background-color="transparent" loext:char-shading-value="0"/>
    </style:style>
    <style:style style:name="T7" style:family="text">
      <style:text-properties style:font-name="Malgun Gothic Semilight" officeooo:rsid="0017b6d7" fo:background-color="transparent" loext:char-shading-value="0"/>
    </style:style>
    <style:style style:name="T8" style:family="text">
      <style:text-properties style:font-name="Malgun Gothic Semilight" officeooo:rsid="000edc66" fo:background-color="transparent" loext:char-shading-value="0"/>
    </style:style>
    <style:style style:name="T9" style:family="text">
      <style:text-properties style:font-name="Malgun Gothic Semilight" officeooo:rsid="00193fa2" fo:background-color="transparent" loext:char-shading-value="0"/>
    </style:style>
    <style:style style:name="T10" style:family="text">
      <style:text-properties officeooo:rsid="000edc66"/>
    </style:style>
    <style:style style:name="T11" style:family="text">
      <style:text-properties officeooo:rsid="00104c54"/>
    </style:style>
    <style:style style:name="T12" style:family="text">
      <style:text-properties officeooo:rsid="000dae5b"/>
    </style:style>
    <style:style style:name="T13" style:family="text">
      <style:text-properties officeooo:rsid="000efc33"/>
    </style:style>
    <style:style style:name="T14" style:family="text">
      <style:text-properties officeooo:rsid="0012aed6"/>
    </style:style>
    <style:style style:name="T15" style:family="text">
      <style:text-properties officeooo:rsid="001402e4"/>
    </style:style>
    <style:style style:name="T16" style:family="text">
      <style:text-properties officeooo:rsid="00169e0b"/>
    </style:style>
    <style:style style:name="T17" style:family="text">
      <style:text-properties officeooo:rsid="001ac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Bonjour </text:span><text:span text:style-name="T9">Monsieur</text:span><text:span text:style-name="T7"> </text:span><text:span text:style-name="T9">Hauquet</text:span><text:span text:style-name="T4">,</text:span></text:p>
      <text:p text:style-name="P1"/>
      <text:p text:style-name="P2"><text:span text:style-name="T14">Nous sommes un groupe d’étudiants en BUT Réseaux et Télécommunications et n</text:span><text:span text:style-name="T13">ous</text:span><text:span text:style-name="T12"> vous contact</text:span><text:span text:style-name="T13">ons</text:span><text:span text:style-name="T12"> aujourd’hui </text:span><text:span text:style-name="T14">afin de vous proposer une </text:span><text:span text:style-name="T12">interview. En effet, votre métier est en lien avec notre formation et dans le cadre d’un projet nous aimerions en apprendre plus sur les spécificités de votre domaine.</text:span> </text:p>
      <text:p text:style-name="P1"/>
      <text:p text:style-name="P3">L’interview durera 1h30 maximum et <text:span text:style-name="T10">se tiendra </text:span><text:span text:style-name="T17">en distenciel</text:span><text:span text:style-name="T11"> </text:span>le jeudi 2 juin 2022 <text:span text:style-name="T15">de 9h00 à 10h30 ou bien de 10h30 à 12h00 </text:span><text:span text:style-name="T17">à l’aide du site </text:span><text:a xlink:type="simple" xlink:href="https://jitsi.org/" text:style-name="Internet_20_link" text:visited-style-name="Visited_20_Internet_20_Link"><text:span text:style-name="T17">https://jitsi.org/</text:span></text:a><text:span text:style-name="T17"> </text:span>. Nous comprenons que ces horaires ne sont pas les plus malléables pour votre emploi du temps. C’est pourquoi nous vous invitons à nous communiquer vos disponibilités de la semaine 22 <text:span text:style-name="T11">(semaine du 30 mai au 5 juin) </text:span>afin que nous puissions organiser l’interview <text:span text:style-name="T10">dans les meilleurs conditions.</text:span></text:p>
      <text:p text:style-name="P3"/>
      <text:p text:style-name="P7"><text:span text:style-name="T4">Lors de cette interview vous </text:span><text:span text:style-name="T5">ser</text:span><text:span text:style-name="T6">i</text:span><text:span text:style-name="T5">ez en présence des</text:span><text:span text:style-name="T4"> 6 étudiants qui compose notre </text:span><text:span text:style-name="T5">équipe</text:span><text:span text:style-name="T4">, </text:span><text:span text:style-name="T6">ainsi</text:span><text:span text:style-name="T4"> aussi </text:span><text:span text:style-name="T5">des</text:span><text:span text:style-name="T4"> 6 autres étudiants de notre groupe classe ainsi que notre professeur de communication. Ces autres membres seront uniquement </text:span><text:span text:style-name="T5">présents</text:span><text:span text:style-name="T4"> en tant que public et ne participeront donc pas aux questions.</text:span></text:p>
      <text:p text:style-name="P10">Nous vous poserons des questions sur le parcours qui vous a mené à votre emploi et sur l’expérience professionnelle que vous en tirez. </text:p>
      <text:p text:style-name="P10">Ces questions nous permettront d’en apprendre plus sur le monde professionnel ainsi que la vie en entreprise, ces deux sujets ne pouvant pas être appris au travers la formation. </text:p>
      <text:p text:style-name="P3"/>
      <text:p text:style-name="P4">Nous vous remercions d’avoir pris le temps de lire notre requête et nous espérons recevoir une réponse positive <text:span text:style-name="T11">et nous nous tenons disponibles pour toutes </text:span><text:span text:style-name="T16">les</text:span><text:span text:style-name="T11"> interrogations que vous pourriez avoir.</text:span></text:p>
      <text:p text:style-name="P4"/>
      <text:p text:style-name="P9"><text:span text:style-name="T8">Nous vous prions de bien vouloir recevoir, </text:span><text:span text:style-name="T9">Monsieur</text:span><text:span text:style-name="T8">, nos respectueuses salutations.</text:span></text:p>
      <text:p text:style-name="P4"/>
      <text:p text:style-name="P6"><text:span text:style-name="T1">Hartmann Matthias, Étudiant en 1ère année de BUT Réseaux et Télécoms </text:span><text:span text:style-name="T2">et </text:span><text:span text:style-name="T3">au nom de </text:span><text:span text:style-name="T2">l’équipe C</text:span><text:span text:style-name="T3">R</text:span><text:span text:style-name="T2"> pour </text:span><text:span text:style-name="T3">le P</text:span><text:span text:style-name="T2">rojet de </text:span><text:span text:style-name="T3">C</text:span><text:span text:style-name="T2">ommunication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5-20T10:55:52.052000000</meta:creation-date>
    <dc:date>2022-05-24T07:55:37.375000000</dc:date>
    <dc:creator>Matthias Hartmann</dc:creator>
    <meta:editing-duration>PT12H33M7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9" meta:word-count="292" meta:character-count="1796" meta:non-whitespace-character-count="1510"/>
  </office:meta>
</office:document-meta>
</file>